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automatic-styles>
    <style:style style:name="P1" style:family="paragraph" style:parent-style-name="Header">
      <style:text-properties officeooo:rsid="001239b3" officeooo:paragraph-rsid="001239b3"/>
    </style:style>
    <style:style style:name="P2" style:family="paragraph" style:parent-style-name="Standard">
      <style:text-properties officeooo:paragraph-rsid="001239b3"/>
    </style:style>
    <style:style style:name="P3" style:family="paragraph" style:parent-style-name="Standard">
      <style:text-properties officeooo:rsid="00158bf5" officeooo:paragraph-rsid="00158bf5"/>
    </style:style>
    <style:style style:name="P4" style:family="paragraph" style:parent-style-name="Standard">
      <style:paragraph-properties fo:text-align="end" style:justify-single-word="false"/>
      <style:text-properties officeooo:rsid="00158bf5" officeooo:paragraph-rsid="00158bf5"/>
    </style:style>
    <style:style style:name="P5" style:family="paragraph" style:parent-style-name="Standard">
      <style:paragraph-properties fo:text-align="start" style:justify-single-word="false"/>
      <style:text-properties officeooo:rsid="00158bf5" officeooo:paragraph-rsid="00158bf5"/>
    </style:style>
    <style:style style:name="P6" style:family="paragraph" style:parent-style-name="Standard">
      <style:text-properties fo:font-style="italic" officeooo:paragraph-rsid="001239b3" style:font-style-asian="italic" style:font-style-complex="italic"/>
    </style:style>
    <style:style style:name="T1" style:family="text">
      <style:text-properties fo:background-color="#ffffff" loext:char-shading-value="0"/>
    </style:style>
    <style:style style:name="T2" style:family="text">
      <style:text-properties officeooo:rsid="001239b3"/>
    </style:style>
    <style:style style:name="T3" style:family="text">
      <style:text-properties officeooo:rsid="0014de13"/>
    </style:style>
    <style:style style:name="T4" style:family="text">
      <style:text-properties fo:font-style="italic" style:font-style-asian="italic" style:font-style-complex="italic"/>
    </style:style>
    <style:style style:name="T5" style:family="text">
      <style:text-properties officeooo:rsid="001a34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6">1) description sur la manière de lancer l'application (quelle commande) et sur ce qu'elle lance (un exemple, un scénario précis de votre conception, etc...), ainsi qu'une liste des différentes fonctionnalités implémentées.</text:p>
      <text:p text:style-name="P2"/>
      <text:p text:style-name="P6"><text:span text:style-name="T3">2)</text:span><text:span text:style-name="T2">[UML]</text:span></text:p>
      <text:p text:style-name="P2"><text:line-break/><text:span text:style-name="T4">3)analyse/mise en valeur des mécanismes objets dont votre modélisation bénéficie (selon les notions vues en R2.01). En quoi vos choix de conception sont-ils les bons ? Qu'avez-vous utilisé, où et pourquoi ? Etc.</text:span></text:p>
      <text:p text:style-name="P2"/>
      <text:p text:style-name="P2"/>
      <text:p text:style-name="P6">4) notions vues en R2.03: les tests mis en place (combien de classes de tests ? le pourcentage de couverture du code ? quelle qualité de code avez-vous atteint (au sens de l'utilitaire PMD par exemple, avec quel fichier de règles) ? etc.<text:line-break/>Quelle utilisation de git avez-vous fait ? (nombre de commits, répartition entre les membres, etc.)</text:p>
      <text:p text:style-name="P2"/>
      <text:p text:style-name="P2"/>
      <text:p text:style-name="P6">5) bilan et à la réflexion individuelle. Chaque membre du groupe doit rédiger un paragraphe pour faire le bilan de ses contributions personnelles (les réalisations en terme de classes, de tests, etc...) et son retour d'expérience sur le déroulement du projet.</text:p>
      <text:p text:style-name="P2"/>
      <text:p text:style-name="P3">« Je retire une expérience enrichissante de ce projet. Aidant à visualiser les problèmes et la réalisation pour l’UML, ainsi de faire l’intégration avec la partie graphe permet de me faire progresser dans ce domaine. Travailler en équipe étais efficace et appréciable. »</text:p>
      <text:p text:style-name="P4">Marine SANDRAS</text:p>
      <text:p text:style-name="P5"/>
      <text:p text:style-name="P5">« <text:span text:style-name="T5">Développer une application de ce type m’a permit d’élargir ma vision sur la POO et d’en apprendre davantage sur le Java, j’ai pris plaisir à structurer, concevoir et réaliser le terminal dans l’application.</text:span>»</text:p>
      <text:p text:style-name="P4">Quentin BARLET</text:p>
      <text:p text:style-name="P5"/>
      <text:p text:style-name="P5">« »</text:p>
      <text:p text:style-name="P4">Simon BOCQU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239b3" officeooo:paragraph-rsid="001239b3"/>
    </style:style>
    <style:style style:name="MT1"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apport Saé 2.01/2.02<text:tab/><text:tab/>Barlet Quentin | Bocquet Simon | Sandras Marine</text:p>
      </style:header>
      <style:footer>
        <text:p text:style-name="Footer"><text:tab/><text:tab/><text:span text:style-name="MT1"><text:page-number text:select-page="current">1</text:page-number></text:span></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08T15:44:31.441795063</dc:date>
    <meta:editing-duration>PT21M56S</meta:editing-duration>
    <meta:editing-cycles>9</meta:editing-cycles>
    <meta:generator>LibreOffice/7.3.3.2$Linux_X86_64 LibreOffice_project/30$Build-2</meta:generator>
    <meta:document-statistic meta:table-count="0" meta:image-count="0" meta:object-count="0" meta:page-count="1" meta:paragraph-count="13" meta:word-count="261" meta:character-count="1633" meta:non-whitespace-character-count="1381"/>
  </office:meta>
</office:document-meta>
</file>